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0000001EA9249855E43455696.png" manifest:media-type="image/png"/>
  <manifest:file-entry manifest:full-path="Pictures/10000000000002C20000016BD2859B564D8FF804.png" manifest:media-type="image/png"/>
  <manifest:file-entry manifest:full-path="Pictures/100000000000019D000001892F7F6182DC55052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058f" officeooo:paragraph-rsid="0004058f"/>
    </style:style>
    <style:style style:name="P2" style:family="paragraph" style:parent-style-name="Standard">
      <style:text-properties officeooo:rsid="0004677c" officeooo:paragraph-rsid="0004677c"/>
    </style:style>
    <style:style style:name="P3" style:family="paragraph" style:parent-style-name="Standard">
      <style:text-properties officeooo:rsid="0004058f" officeooo:paragraph-rsid="0004058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<draw:frame draw:style-name="fr3" draw:name="Imaxe1" text:anchor-type="char" svg:width="17cm" svg:height="8.74cm" draw:z-index="0"><draw:image xlink:href="Pictures/10000000000002C20000016BD2859B564D8FF804.png" xlink:type="simple" xlink:show="embed" xlink:actuate="onLoad" draw:mime-type="image/png"/></draw:frame></text:p>
      <text:p text:style-name="P1"/>
      <text:p text:style-name="P1"/>
      <text:p text:style-name="P2"><draw:frame draw:style-name="fr2" draw:name="Imaxe2" text:anchor-type="char" svg:width="17cm" svg:height="11.832cm" draw:z-index="1"><draw:image xlink:href="Pictures/10000000000002C0000001EA9249855E43455696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xe3" text:anchor-type="char" svg:width="10.927cm" svg:height="10.398cm" draw:z-index="2"><draw:image xlink:href="Pictures/100000000000019D000001892F7F6182DC55052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8T18:22:54.727000000</dc:date>
    <meta:editing-duration>PT1M21S</meta:editing-duration>
    <meta:editing-cycles>3</meta:editing-cycles>
    <meta:generator>LibreOffice/7.1.4.2$Windows_X86_64 LibreOffice_project/a529a4fab45b75fefc5b6226684193eb000654f6</meta:generator>
    <meta:document-statistic meta:table-count="0" meta:image-count="3" meta:object-count="0" meta:page-count="2" meta:paragraph-count="0" meta:word-count="0" meta:character-count="0" meta:non-whitespace-character-count="0"/>
  </office:meta>
</office:document-meta>
</file>